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5">
      <style:paragraph-properties fo:text-align="start" style:justify-single-word="false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6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weight="normal" officeooo:paragraph-rsid="001a98ef" style:font-weight-asian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text-position="0% 100%" fo:font-weight="bold" style:font-weight-asian="bold" style:font-weight-complex="bold"/>
    </style:style>
    <style:style style:name="P17" style:family="paragraph" style:parent-style-name="Standard" style:list-style-name="L6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3c5fe"/>
    </style:style>
    <style:style style:name="T5" style:family="text">
      <style:text-properties style:text-position="0% 100%" officeooo:rsid="001a98ef"/>
    </style:style>
    <style:style style:name="T6" style:family="text">
      <style:text-properties officeooo:rsid="000a7b89"/>
    </style:style>
    <style:style style:name="T7" style:family="text">
      <style:text-properties officeooo:rsid="000ade6c"/>
    </style:style>
    <style:style style:name="T8" style:family="text">
      <style:text-properties officeooo:rsid="000ca4db"/>
    </style:style>
    <style:style style:name="T9" style:family="text">
      <style:text-properties officeooo:rsid="000e93a5"/>
    </style:style>
    <style:style style:name="T10" style:family="text">
      <style:text-properties officeooo:rsid="001089d4"/>
    </style:style>
    <style:style style:name="T11" style:family="text">
      <style:text-properties officeooo:rsid="00189fa2"/>
    </style:style>
    <style:style style:name="T12" style:family="text">
      <style:text-properties officeooo:rsid="001a98e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mal Forms</text:p>
      <text:p text:style-name="P2"/>
      <text:p text:style-name="P2">Normalization process</text:p>
      <text:list xml:id="list14170751881" text:style-name="L1">
        <text:list-item>
          <text:p text:style-name="P6">Takes a relation schema through a series of tests to certify whether it satisfies a certain normal form, decomposing relations as necessary.</text:p>
        </text:list-item>
        <text:list-item>
          <text:p text:style-name="P6">These series of tests analyze the given relational schemas based on their FD's and <text:span text:style-name="T6">candidate</text:span> keys to achieve desirable properties of </text:p>
          <text:list>
            <text:list-item>
              <text:p text:style-name="P6">Minimizing redundancy.</text:p>
            </text:list-item>
            <text:list-item>
              <text:p text:style-name="P6">Minimizing insertion, deletion and update anomalies.</text:p>
            </text:list-item>
          </text:list>
        </text:list-item>
        <text:list-item>
          <text:p text:style-name="P6">This as a <text:a xlink:type="simple" xlink:href="../Database%20design.odt#Design%20by%20analysis">design by analysis</text:a>.</text:p>
        </text:list-item>
      </text:list>
      <text:p text:style-name="P3"/>
      <text:p text:style-name="P2">Normal form of a relation</text:p>
      <text:p text:style-name="P3">Refers to the highest normal form condition that the relation meets and hence indicates the degree to which it has been normalized.</text:p>
      <text:p text:style-name="P3"/>
      <text:p text:style-name="P2">First normal form<text:span text:style-name="T10">(Figure 5 and 6)</text:span></text:p>
      <text:list xml:id="list1974224527" text:style-name="L2">
        <text:list-item>
          <text:p text:style-name="P7">The domain of an attribute must include only </text:p>
          <text:list>
            <text:list-item>
              <text:p text:style-name="P7"><text:span text:style-name="T11">A</text:span>tomic(simple, indivisible) values </text:p>
            </text:list-item>
            <text:list-item>
              <text:p text:style-name="P7">The value of any attribute in a tuple must be a single value from the domain of that attribute, i.e., must not be multivalued.</text:p>
            </text:list-item>
          </text:list>
        </text:list-item>
        <text:list-item>
          <text:p text:style-name="P7">Historically, it was defined to disallow multivalued attributes, composite attributes, and their combinations.</text:p>
        </text:list-item>
        <text:list-item>
          <text:p text:style-name="P7">1NF thus disallows relations within relations or relations as attribute values within tuples.</text:p>
        </text:list-item>
        <text:list-item>
          <text:p text:style-name="P7">Resolution</text:p>
          <text:p text:style-name="P7">Form new relations for each multivalued attribute or nested relation.</text:p>
        </text:list-item>
      </text:list>
      <text:p text:style-name="P3"/>
      <text:p text:style-name="P2">Motivations for 2NF, 3NF and BCNF</text:p>
      <text:p text:style-name="P3">In general any FD, X → Y, whose left-hand-side is a non-key is a problem. As the values for X are not unique in a relationship instance r of R, they force redundant copies of values of Y to be stored.</text:p>
      <text:p text:style-name="P3">The non-key-left-hand-side FD's are basically 3 types</text:p>
      <text:list xml:id="list57317917" text:style-name="L3">
        <text:list-item>
          <text:p text:style-name="P8">The left hand side consists only part of the key(Partial dependency of the RHS on key)</text:p>
          <text:list>
            <text:list-item>
              <text:p text:style-name="P8">2NF normalization addresses this.</text:p>
            </text:list-item>
          </text:list>
        </text:list-item>
        <text:list-item>
          <text:p text:style-name="P8">The left-hand-side consists of a non-key attribute(As this non-key LHS is dependent on the key, the RHS is transitively dependent on key)</text:p>
          <text:list>
            <text:list-item>
              <text:p text:style-name="P8">Right hand side is <text:span text:style-name="T7">set of </text:span>non-<text:span text:style-name="T7">key attributes</text:span></text:p>
              <text:list>
                <text:list-item>
                  <text:p text:style-name="P8">3NF normalization addresses this</text:p>
                </text:list-item>
              </text:list>
            </text:list-item>
            <text:list-item>
              <text:p text:style-name="P8">Right hand side is <text:span text:style-name="T7">a set of key attributes</text:span></text:p>
              <text:list>
                <text:list-item>
                  <text:p text:style-name="P8">BCNF addresses this</text:p>
                  <text:p text:style-name="P8"/>
                </text:list-item>
              </text:list>
            </text:list-item>
          </text:list>
        </text:list-item>
      </text:list>
      <text:p text:style-name="P2">Second normal form</text:p>
      <text:list xml:id="list1966143827" text:style-name="L4">
        <text:list-item>
          <text:p text:style-name="P10">A relation schema is in 2NF if no non-<text:span text:style-name="T7">key</text:span> attribute <text:span text:style-name="T7">is</text:span> partially dependent on any key</text:p>
        </text:list-item>
        <text:list-item>
          <text:p text:style-name="P12">Resolution(<text:span text:style-name="T7">D</text:span>iagram <text:span text:style-name="T7">9 </text:span><text:span text:style-name="T9">and 11</text:span>) <text:s/>- Decompose as below</text:p>
          <text:list>
            <text:list-item>
              <text:p text:style-name="P12">Remove non-<text:span text:style-name="T7">key</text:span> attributes that are partially dependent on a key from R.</text:p>
            </text:list-item>
            <text:list-item>
              <text:p text:style-name="P12">Set up a new relation R' for each partial key with its dependent attributes(s).</text:p>
            </text:list-item>
          </text:list>
        </text:list-item>
      </text:list>
      <text:p text:style-name="P2"/>
      <text:p text:style-name="P2">Third normal form</text:p>
      <text:list xml:id="list1545709224" text:style-name="L5">
        <text:list-item>
          <text:p text:style-name="P9">Formal definition</text:p>
          <text:list>
            <text:list-item>
              <text:p text:style-name="P9">A relation schema is in 3NF if it is in 2NF and if no non-<text:span text:style-name="T8">key</text:span> attribute is transitively dependent on any key</text:p>
            </text:list-item>
            <text:list-item>
              <text:p text:style-name="P9">A relation schema is in 3NF if for all FD, X → A, of the relation, either of the below is <text:soft-page-break/>true</text:p>
              <text:list>
                <text:list-item>
                  <text:p text:style-name="P9">X is a super key or</text:p>
                </text:list-item>
                <text:list-item>
                  <text:p text:style-name="P9">A is a <text:span text:style-name="T8">key</text:span>-attribute</text:p>
                </text:list-item>
              </text:list>
            </text:list-item>
          </text:list>
        </text:list-item>
        <text:list-item>
          <text:p text:style-name="P9">Implication of the 2<text:span text:style-name="T1">nd</text:span> definition is interesting.</text:p>
          <text:list>
            <text:list-item>
              <text:p text:style-name="P9">If either of the two conditions are met, not only are transitive dependencies on keys rules out(As we know that a key functionally determines all other attributes), <text:s/>but also are partial dependencies on keys. Applying this criteria while normalizing is equivalent to checking for 3NF and also 2NF.</text:p>
            </text:list-item>
            <text:list-item>
              <text:p text:style-name="P9">The other implication is that partial and transitive dependencies on keys can be eliminated in any order</text:p>
            </text:list-item>
          </text:list>
        </text:list-item>
        <text:list-item>
          <text:p text:style-name="P9">Resolution<text:span text:style-name="T8">(Figure </text:span><text:span text:style-name="T9">10 and 11</text:span><text:span text:style-name="T8">)</text:span> – Decompose as below</text:p>
          <text:list>
            <text:list-item>
              <text:p text:style-name="P13">Remove non-<text:span text:style-name="T9">key</text:span> attributes that are transitively dependent on a key from R.</text:p>
            </text:list-item>
            <text:list-item>
              <text:p text:style-name="P9">Decompose and set up a relation that includes the non-key attribute(s) that functionally determine(s) other non-key attributes(s)</text:p>
            </text:list-item>
          </text:list>
        </text:list-item>
      </text:list>
      <text:p text:style-name="P4"/>
      <text:p text:style-name="P4">Boyce-Codd Normal</text:p>
      <text:list xml:id="list755486045" text:continue-numbering="true" text:style-name="L5">
        <text:list-item>
          <text:p text:style-name="P9">A relation schema is in BCNF if for each FD , X → A, of the relation schema R, X is a super key</text:p>
        </text:list-item>
        <text:list-item>
          <text:p text:style-name="P9">Resolution(Refer diagram <text:span text:style-name="T9">12</text:span>)</text:p>
          <text:list>
            <text:list-item>
              <text:p text:style-name="P9">Remove the prime attribute(s) that are determined by a non-super-key</text:p>
            </text:list-item>
            <text:list-item>
              <text:p text:style-name="P9">Decompose and set up a relation with the non-super-key and its dependent attribute(s)</text:p>
            </text:list-item>
          </text:list>
        </text:list-item>
      </text:list>
      <text:p text:style-name="P5"/>
      <text:p text:style-name="P4">Desirable properties of Decomposition</text:p>
      <text:list xml:id="list664043201" text:style-name="L6">
        <text:list-item>
          <text:p text:style-name="P11">Lossless-join or non-additive Decomposition</text:p>
          <text:list>
            <text:list-item>
              <text:p text:style-name="P15">A decomposition is said to be non-addit<text:span text:style-name="T6">i</text:span>ve if it does not produce any spurious tuples when joined.</text:p>
            </text:list-item>
            <text:list-item>
              <text:p text:style-name="P15">This type of decomposition is also called lossless where <text:span text:style-name="T12">'</text:span>loss<text:span text:style-name="T12">'</text:span> refers to the loss of information when the additional, spurious tuples result in invalid data.</text:p>
            </text:list-item>
            <text:list-item>
              <text:p text:style-name="P14">A decomposition of R into R<text:span text:style-name="T2">1</text:span><text:span text:style-name="T3"> and R</text:span><text:span text:style-name="T2">2</text:span><text:span text:style-name="T3"> is</text:span> lossless if R can be recovered through a join of R<text:span text:style-name="T2">1</text:span><text:span text:style-name="T3"> and R</text:span><text:span text:style-name="T2">2</text:span><text:span text:style-name="T3">. For this to happen </text:span><text:span text:style-name="T2"><draw:frame draw:style-name="fr1" draw:name="Object1" text:anchor-type="as-char" svg:width="0.8736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or </text:span><text:span text:style-name="T2"><draw:frame draw:style-name="fr1" draw:name="Object2" text:anchor-type="as-char" svg:width="0.8744in" svg:height="0.2098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3">, i.e., </text:span><text:span text:style-name="T2"><draw:frame draw:style-name="fr1" draw:name="Object3" text:anchor-type="as-char" svg:width="0.552in" svg:height="0.2098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3">must be the keys for <text:s/>R</text:span><text:span text:style-name="T2">1</text:span><text:span text:style-name="T3"> or R</text:span><text:span text:style-name="T2">2</text:span><text:span text:style-name="T3">. Note that it is not necessary for </text:span><text:span text:style-name="T3"><draw:frame draw:style-name="fr1" draw:name="Object4" text:anchor-type="as-char" svg:width="0.552in" svg:height="0.2098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to be the key of R, just sufficient if it can determine the attributes of any one of <text:s/>R</text:span><text:span text:style-name="T2">1</text:span><text:span text:style-name="T3"> and R</text:span><text:span text:style-name="T2">2</text:span><text:span text:style-name="T3">. The key of R is present in the other decomposed relation. </text:span><text:span text:style-name="T4">Think about how decomposing resolve</text:span><text:span text:style-name="T5">s</text:span><text:span text:style-name="T4"> a transitive functional dependency.</text:span></text:p>
            </text:list-item>
          </text:list>
        </text:list-item>
        <text:list-item>
          <text:p text:style-name="P16">Dependency preservation</text:p>
          <text:list>
            <text:list-item>
              <text:p text:style-name="P17">Dependency preservation is required so that when an update is made to the database, the system can check that it satisfies all given functional dependenci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13T08:28:04</meta:creation-date>
    <dc:date>2013-02-05T15:42:58</dc:date>
    <dc:creator>Kempa </dc:creator>
    <meta:editing-duration>P1DT6H39M2S</meta:editing-duration>
    <meta:editing-cycles>65</meta:editing-cycles>
    <meta:generator>LibreOffice/3.6$Linux_x86 LibreOffice_project/360m1$Build-2</meta:generator>
    <meta:document-statistic meta:table-count="0" meta:image-count="0" meta:object-count="4" meta:page-count="2" meta:paragraph-count="56" meta:word-count="765" meta:character-count="4324" meta:non-whitespace-character-count="3648"/>
  </office:meta>
</office:document-meta>
</file>

<file path=Object 1/content.xml><?xml version="1.0" encoding="utf-8"?>
<math xmlns="http://www.w3.org/1998/Math/MathML">
  <semantics>
    <mrow>
      <mrow>
        <msub>
          <mi>R</mi>
          <mn>1</mn>
        </msub>
        <mo stretchy="false">∩</mo>
        <msub>
          <mi>R</mi>
          <mn>2</mn>
        </msub>
      </mrow>
      <mo stretchy="false">→</mo>
      <msub>
        <mi>R</mi>
        <mn>1</mn>
      </msub>
    </mrow>
    <annotation encoding="StarMath 5.0">R_1 intersection R_2 rightarrow R_1</annotation>
  </semantics>
</math>
</file>

<file path=Object 2/content.xml><?xml version="1.0" encoding="utf-8"?>
<math xmlns="http://www.w3.org/1998/Math/MathML">
  <semantics>
    <mrow>
      <mrow>
        <msub>
          <mi>R</mi>
          <mn>1</mn>
        </msub>
        <mo stretchy="false">∩</mo>
        <msub>
          <mi>R</mi>
          <mn>2</mn>
        </msub>
      </mrow>
      <mo stretchy="false">→</mo>
      <msub>
        <mi>R</mi>
        <mn>2</mn>
      </msub>
    </mrow>
    <annotation encoding="StarMath 5.0">R_1 intersection R_2 rightarrow R_2</annotation>
  </semantics>
</math>
</file>

<file path=Object 3/content.xml><?xml version="1.0" encoding="utf-8"?>
<math xmlns="http://www.w3.org/1998/Math/MathML">
  <semantics>
    <mrow>
      <mrow>
        <msub>
          <mi>R</mi>
          <mn>1</mn>
        </msub>
        <mo stretchy="false">∩</mo>
        <msub>
          <mi>R</mi>
          <mn>2</mn>
        </msub>
      </mrow>
    </mrow>
    <annotation encoding="StarMath 5.0">R_1 intersection R_2</annotation>
  </semantics>
</math>
</file>

<file path=Object 4/content.xml><?xml version="1.0" encoding="utf-8"?>
<math xmlns="http://www.w3.org/1998/Math/MathML">
  <semantics>
    <mrow>
      <mrow>
        <msub>
          <mi>R</mi>
          <mn>1</mn>
        </msub>
        <mo stretchy="false">∩</mo>
        <msub>
          <mi>R</mi>
          <mn>2</mn>
        </msub>
      </mrow>
    </mrow>
    <annotation encoding="StarMath 5.0">R_1 intersection R_2</annotation>
  </semantics>
</math>
</file>